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language="ru" fo:country="RU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 officeooo:paragraph-rsid="001a07b1"/>
    </style:style>
    <style:style style:name="P6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4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16c23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1bc908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1d7e58"/>
    </style:style>
    <style:style style:name="P22" style:family="paragraph" style:parent-style-name="Standard">
      <style:text-properties style:use-window-font-color="true" loext:opacity="0%" fo:language="ru" fo:country="RU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4" style:family="paragraph" style:parent-style-name="Standard">
      <style:text-properties officeooo:paragraph-rsid="001a9727"/>
    </style:style>
    <style:style style:name="P25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6" style:family="paragraph" style:parent-style-name="Heading_20_1">
      <style:text-properties style:use-window-font-color="true" loext:opacity="0%" style:font-name="Liberation Serif" fo:language="ru" fo:country="RU"/>
    </style:style>
    <style:style style:name="P27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28" style:family="paragraph" style:parent-style-name="Heading_20_1">
      <style:text-properties style:use-window-font-color="true" loext:opacity="0%" style:font-name="Liberation Serif" fo:language="ru" fo:country="RU" officeooo:paragraph-rsid="000a45c5"/>
    </style:style>
    <style:style style:name="P29" style:family="paragraph" style:parent-style-name="Heading_20_1">
      <style:text-properties style:use-window-font-color="true" loext:opacity="0%" style:font-name="Liberation Serif" fo:language="ru" fo:country="RU" officeooo:paragraph-rsid="001e62fd"/>
    </style:style>
    <style:style style:name="P30" style:family="paragraph" style:parent-style-name="Heading_20_1">
      <style:paragraph-properties fo:break-before="page"/>
      <style:text-properties fo:language="ru" fo:country="RU"/>
    </style:style>
    <style:style style:name="P3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32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33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34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35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36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37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38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39" style:family="paragraph" style:parent-style-name="Standard">
      <style:text-properties style:use-window-font-color="true" loext:opacity="0%" fo:language="ru" fo:country="RU" officeooo:paragraph-rsid="001e62fd"/>
    </style:style>
    <style:style style:name="P40" style:family="paragraph" style:parent-style-name="Standard">
      <style:text-properties style:use-window-font-color="true" loext:opacity="0%" fo:language="ru" fo:country="RU" officeooo:paragraph-rsid="0022aafe"/>
    </style:style>
    <style:style style:name="P41" style:family="paragraph" style:parent-style-name="Standard">
      <style:text-properties fo:language="ru" fo:country="RU" officeooo:paragraph-rsid="00204ac6"/>
    </style:style>
    <style:style style:name="P42" style:family="paragraph" style:parent-style-name="Standard">
      <style:text-properties fo:language="ru" fo:country="RU" officeooo:paragraph-rsid="0022aafe"/>
    </style:style>
    <style:style style:name="P43" style:family="paragraph" style:parent-style-name="Standard">
      <style:text-properties fo:language="ru" fo:country="RU" officeooo:paragraph-rsid="0023dc7a"/>
    </style:style>
    <style:style style:name="P44" style:family="paragraph" style:parent-style-name="Standard">
      <style:text-properties officeooo:paragraph-rsid="0023dc7a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04ac6"/>
    </style:style>
    <style:style style:name="T7" style:family="text">
      <style:text-properties style:font-name="Liberation Serif" officeooo:rsid="0022aafe"/>
    </style:style>
    <style:style style:name="T8" style:family="text">
      <style:text-properties style:use-window-font-color="true" loext:opacity="0%" style:font-name="Liberation Serif" officeooo:rsid="00059092"/>
    </style:style>
    <style:style style:name="T9" style:family="text">
      <style:text-properties style:use-window-font-color="true" loext:opacity="0%" style:font-name="Liberation Serif" officeooo:rsid="00055976"/>
    </style:style>
    <style:style style:name="T10" style:family="text">
      <style:text-properties style:use-window-font-color="true" loext:opacity="0%" style:font-name="Liberation Serif" officeooo:rsid="000601ee"/>
    </style:style>
    <style:style style:name="T11" style:family="text">
      <style:text-properties style:use-window-font-color="true" loext:opacity="0%" style:font-name="Liberation Serif" fo:language="ru" fo:country="RU" officeooo:rsid="000601ee"/>
    </style:style>
    <style:style style:name="T12" style:family="text">
      <style:text-properties style:use-window-font-color="true" loext:opacity="0%" style:font-name="Liberation Serif" fo:language="ru" fo:country="RU" officeooo:rsid="0016c23c"/>
    </style:style>
    <style:style style:name="T13" style:family="text">
      <style:text-properties style:use-window-font-color="true" loext:opacity="0%" style:font-name="Liberation Serif" fo:language="ru" fo:country="RU" officeooo:rsid="0017b907"/>
    </style:style>
    <style:style style:name="T14" style:family="text">
      <style:text-properties style:use-window-font-color="true" loext:opacity="0%" style:font-name="Liberation Serif" fo:language="ru" fo:country="RU" officeooo:rsid="001a07b1"/>
    </style:style>
    <style:style style:name="T15" style:family="text">
      <style:text-properties style:use-window-font-color="true" loext:opacity="0%" style:font-name="Liberation Serif" fo:language="ru" fo:country="RU" officeooo:rsid="001a9727"/>
    </style:style>
    <style:style style:name="T16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17" style:family="text">
      <style:text-properties style:use-window-font-color="true" loext:opacity="0%" style:font-name="Liberation Serif" fo:language="ru" fo:country="RU" officeooo:rsid="00055976"/>
    </style:style>
    <style:style style:name="T18" style:family="text">
      <style:text-properties style:use-window-font-color="true" loext:opacity="0%" style:font-name="Liberation Serif" fo:language="ru" fo:country="RU" officeooo:rsid="0022aafe"/>
    </style:style>
    <style:style style:name="T19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20" style:family="text">
      <style:text-properties style:use-window-font-color="true" loext:opacity="0%" style:font-name="Liberation Serif" officeooo:rsid="0016c23c"/>
    </style:style>
    <style:style style:name="T21" style:family="text">
      <style:text-properties style:use-window-font-color="true" loext:opacity="0%" style:font-name="Liberation Serif" officeooo:rsid="00204ac6"/>
    </style:style>
    <style:style style:name="T22" style:family="text">
      <style:text-properties style:use-window-font-color="true" loext:opacity="0%" style:font-name="Liberation Serif" officeooo:rsid="0022aafe"/>
    </style:style>
    <style:style style:name="T23" style:family="text">
      <style:text-properties style:use-window-font-color="true" loext:opacity="0%" style:font-name="Liberation Serif" officeooo:rsid="0023dc7a"/>
    </style:style>
    <style:style style:name="T24" style:family="text">
      <style:text-properties style:use-window-font-color="true" loext:opacity="0%" officeooo:rsid="00055976"/>
    </style:style>
    <style:style style:name="T25" style:family="text">
      <style:text-properties style:use-window-font-color="true" loext:opacity="0%" officeooo:rsid="000601ee"/>
    </style:style>
    <style:style style:name="T26" style:family="text">
      <style:text-properties style:use-window-font-color="true" loext:opacity="0%" officeooo:rsid="0023dc7a"/>
    </style:style>
    <style:style style:name="T27" style:family="text">
      <style:text-properties officeooo:rsid="0007a998"/>
    </style:style>
    <style:style style:name="T28" style:family="text">
      <style:text-properties officeooo:rsid="000a45c5"/>
    </style:style>
    <style:style style:name="T29" style:family="text">
      <style:text-properties officeooo:rsid="0012b31b"/>
    </style:style>
    <style:style style:name="T30" style:family="text">
      <style:text-properties fo:color="#c0c0c0" loext:opacity="100%"/>
    </style:style>
    <style:style style:name="T31" style:family="text">
      <style:text-properties fo:color="#808000" loext:opacity="100%"/>
    </style:style>
    <style:style style:name="T32" style:family="text">
      <style:text-properties fo:color="#800080" loext:opacity="100%"/>
    </style:style>
    <style:style style:name="T33" style:family="text">
      <style:text-properties fo:color="#800080" loext:opacity="100%" fo:font-weight="bold"/>
    </style:style>
    <style:style style:name="T34" style:family="text">
      <style:text-properties fo:color="#800080" loext:opacity="100%" officeooo:rsid="00055976"/>
    </style:style>
    <style:style style:name="T35" style:family="text">
      <style:text-properties fo:color="#008000" loext:opacity="100%"/>
    </style:style>
    <style:style style:name="T36" style:family="text">
      <style:text-properties officeooo:rsid="0015d811"/>
    </style:style>
    <style:style style:name="T37" style:family="text">
      <style:text-properties officeooo:rsid="00169811"/>
    </style:style>
    <style:style style:name="T38" style:family="text">
      <style:text-properties fo:language="ru" fo:country="RU"/>
    </style:style>
    <style:style style:name="T39" style:family="text">
      <style:text-properties officeooo:rsid="0016c23c"/>
    </style:style>
    <style:style style:name="T40" style:family="text">
      <style:text-properties officeooo:rsid="00059092"/>
    </style:style>
    <style:style style:name="T41" style:family="text">
      <style:text-properties officeooo:rsid="00055976"/>
    </style:style>
    <style:style style:name="T42" style:family="text">
      <style:text-properties officeooo:rsid="0017b907"/>
    </style:style>
    <style:style style:name="T43" style:family="text">
      <style:text-properties officeooo:rsid="0019961a"/>
    </style:style>
    <style:style style:name="T44" style:family="text">
      <style:text-properties officeooo:rsid="001a07b1"/>
    </style:style>
    <style:style style:name="T45" style:family="text">
      <style:text-properties officeooo:rsid="001a9727"/>
    </style:style>
    <style:style style:name="T46" style:family="text">
      <style:text-properties loext:padding="0cm" loext:border="none"/>
    </style:style>
    <style:style style:name="T47" style:family="text">
      <style:text-properties officeooo:rsid="001bc908"/>
    </style:style>
    <style:style style:name="T48" style:family="text">
      <style:text-properties officeooo:rsid="001d7e58"/>
    </style:style>
    <style:style style:name="T49" style:family="text">
      <style:text-properties officeooo:rsid="001e1b16"/>
    </style:style>
    <style:style style:name="T50" style:family="text">
      <style:text-properties officeooo:rsid="001e62fd"/>
    </style:style>
    <style:style style:name="T51" style:family="text">
      <style:text-properties officeooo:rsid="00204ac6"/>
    </style:style>
    <style:style style:name="T52" style:family="text">
      <style:text-properties officeooo:rsid="0020942c"/>
    </style:style>
    <style:style style:name="T53" style:family="text">
      <style:text-properties officeooo:rsid="00227c0b"/>
    </style:style>
    <style:style style:name="T54" style:family="text">
      <style:text-properties officeooo:rsid="0022aafe"/>
    </style:style>
    <style:style style:name="T55" style:family="text">
      <style:text-properties officeooo:rsid="0023dc7a"/>
    </style:style>
    <style:style style:name="T56" style:family="text">
      <style:text-properties officeooo:rsid="0025cdd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2014_1011300270" text:style-name="Index_20_Link" text:visited-style-name="Index_20_Link"><text:span text:style-name="T38">enum DATA_TYPE<text:tab/>2</text:span></text:a></text:p>
          <text:p text:style-name="P1"><text:a xlink:type="simple" xlink:href="#__RefHeading___Toc1898_1604946479" text:style-name="Index_20_Link" text:visited-style-name="Index_20_Link"><text:span text:style-name="T38">ID 1 (Switch)<text:tab/>2</text:span></text:a></text:p>
          <text:p text:style-name="P1"><text:a xlink:type="simple" xlink:href="#__RefHeading___Toc1900_1604946479" text:style-name="Index_20_Link" text:visited-style-name="Index_20_Link"><text:span text:style-name="T38">ID 2 (Weather station on bme280, DHT22)<text:tab/>2</text:span></text:a></text:p>
          <text:p text:style-name="P1"><text:a xlink:type="simple" xlink:href="#__RefHeading___Toc161_3032671417" text:style-name="Index_20_Link" text:visited-style-name="Index_20_Link"><text:span text:style-name="T38">ID 3 (File)<text:tab/>2</text:span></text:a></text:p>
        </text:index-body>
      </text:table-of-content>
      <text:h text:style-name="P25" text:outline-level="1"/>
      <text:h text:style-name="P30" text:outline-level="1"><text:bookmark-start text:name="__RefHeading___Toc2014_1011300270"/><text:span text:style-name="T31">enum</text:span><text:span text:style-name="T30"> </text:span><text:span text:style-name="T33">DATA_TYPE</text:span><text:bookmark-end text:name="__RefHeading___Toc2014_1011300270"/></text:h>
      <text:p text:style-name="P3">{</text:p>
      <text:p text:style-name="P3"><text:span text:style-name="T30"><text:s text:c="4"/></text:span><text:span text:style-name="T32">INT_8</text:span>,</text:p>
      <text:p text:style-name="P3"><text:span text:style-name="T30"><text:s text:c="4"/></text:span><text:span text:style-name="T32">INT_16</text:span>,</text:p>
      <text:p text:style-name="P3"><text:span text:style-name="T30"><text:s text:c="4"/></text:span><text:span text:style-name="T32">INT_32</text:span>,</text:p>
      <text:p text:style-name="P4"><text:span text:style-name="T30"><text:s text:c="4"/></text:span><text:span text:style-name="T32">INT_64</text:span>,</text:p>
      <text:p text:style-name="P3"><text:span text:style-name="T30"><text:s text:c="4"/></text:span><text:span text:style-name="T32">FLOAT_32</text:span>,</text:p>
      <text:p text:style-name="P4"><text:span text:style-name="T30"><text:s text:c="4"/></text:span><text:span text:style-name="T32">DOUBLE_64</text:span>,<text:span text:style-name="T30"> </text:span><text:span text:style-name="T35">//</text:span><text:span text:style-name="T30"> </text:span><text:span text:style-name="T35">на</text:span><text:span text:style-name="T30"> </text:span><text:span text:style-name="T35">МК</text:span><text:span text:style-name="T30"> </text:span><text:span text:style-name="T35">double</text:span><text:span text:style-name="T30"> </text:span><text:span text:style-name="T35">32-битный</text:span><text:span text:style-name="T30"> </text:span><text:span text:style-name="T35">может</text:span><text:span text:style-name="T30"> </text:span><text:span text:style-name="T35">быть</text:span></text:p>
      <text:p text:style-name="P3"><text:span text:style-name="T30"><text:s text:c="4"/></text:span><text:span text:style-name="T32">BOOL</text:span>,</text:p>
      <text:p text:style-name="P4"><text:span text:style-name="T30"><text:s text:c="4"/></text:span><text:span text:style-name="T32">STRING</text:span>,</text:p>
      <text:p text:style-name="P3"><text:span text:style-name="T30"><text:s text:c="4"/></text:span><text:span text:style-name="T32">RAW</text:span>,</text:p>
      <text:p text:style-name="P3"><text:span text:style-name="T30"><text:s text:c="4"/></text:span><text:span text:style-name="T32">NONE</text:span></text:p>
      <text:p text:style-name="P3">};</text:p>
      <text:p text:style-name="P20"/>
      <text:h text:style-name="P26" text:outline-level="1"><text:bookmark-start text:name="__RefHeading___Toc1898_1604946479"/>ID 1 <text:span text:style-name="T27">(Switch)</text:span><text:bookmark-end text:name="__RefHeading___Toc1898_1604946479"/></text:h>
      <text:p text:style-name="P8">Каналы чтения/записи <text:span text:style-name="T41">= </text:span><text:span text:style-name="T43">от </text:span><text:span text:style-name="T48">1</text:span><text:span text:style-name="T29"> </text:span><text:span text:style-name="T43">до</text:span><text:span text:style-name="T29"> </text:span><text:span text:style-name="T48">16</text:span><text:span text:style-name="T29"> </text:span><text:span text:style-name="T41">/ <text:s/></text:span><text:span text:style-name="T48">от 1 до 16</text:span></text:p>
      <text:p text:style-name="P10"/>
      <text:p text:style-name="P21"><text:span text:style-name="T39">Тип данных</text:span><text:span text:style-name="T40"> </text:span><text:span text:style-name="T41">R0 </text:span><text:span text:style-name="T1">- </text:span><text:span text:style-name="T48">R15</text:span><text:span text:style-name="T1"> </text:span><text:span text:style-name="T41">= <text:s/></text:span><text:span text:style-name="T34">BOOL</text:span></text:p>
      <text:p text:style-name="P18"><text:span text:style-name="T39">Тип данных</text:span><text:span text:style-name="T40"> </text:span><text:span text:style-name="T41">W0 - </text:span><text:span text:style-name="T48">W15 </text:span><text:span text:style-name="T41">= <text:s/></text:span><text:span text:style-name="T34">BOOL</text:span></text:p>
      <text:p text:style-name="P14"/>
      <text:p text:style-name="P12"><text:span text:style-name="T39">Зна</text:span><text:span text:style-name="T42">ч</text:span><text:span text:style-name="T39">ение </text:span>R0 - <text:span text:style-name="T48">R15</text:span> = <text:span text:style-name="T36">true / false </text:span>– ON / OFF</text:p>
      <text:p text:style-name="P14"/>
      <text:p text:style-name="P15"><text:span text:style-name="T39">Описание устройства</text:span>: «switch».</text:p>
      <text:p text:style-name="P15"/>
      <text:h text:style-name="P27" text:outline-level="1"><text:bookmark-start text:name="__RefHeading___Toc1900_1604946479"/>ID <text:span text:style-name="T1">2 </text:span><text:span text:style-name="T27">(</text:span><text:span text:style-name="T1">Weather station </text:span><text:span text:style-name="T27">on bme280, </text:span><text:span text:style-name="T29">DHT22</text:span><text:span text:style-name="T27">)</text:span><text:bookmark-end text:name="__RefHeading___Toc1900_1604946479"/></text:h>
      <text:p text:style-name="P7">Каналы чтения/записи <text:span text:style-name="T41">= </text:span><text:span text:style-name="T43">от </text:span><text:span text:style-name="T29">2 </text:span><text:span text:style-name="T43">до</text:span><text:span text:style-name="T29"> 3 </text:span><text:span text:style-name="T41">/ </text:span><text:span text:style-name="T1">0</text:span></text:p>
      <text:p text:style-name="P10"/>
      <text:p text:style-name="P22"><text:span text:style-name="T5">Тип данных </text:span><text:span text:style-name="T3">R0 = </text:span><text:span text:style-name="T41">FLOAT_32 </text:span><text:span text:style-name="T1">(T</text:span><text:span text:style-name="T4">emperature C)</text:span></text:p>
      <text:p text:style-name="P22"><text:span text:style-name="T5">Тип данных</text:span><text:span text:style-name="T2"> </text:span><text:span text:style-name="T3">R</text:span><text:span text:style-name="T4">1</text:span><text:span text:style-name="T3"> = </text:span><text:span text:style-name="T41">FLOAT_32 </text:span><text:span text:style-name="T1">(H</text:span><text:span text:style-name="T4">umidity %)</text:span></text:p>
      <text:p text:style-name="P5"><text:span text:style-name="T20">Тип данных</text:span><text:span text:style-name="T8"> </text:span><text:span text:style-name="T9">R</text:span><text:span text:style-name="T10">2</text:span><text:span text:style-name="T9"> = </text:span><text:span text:style-name="T24">FLOAT_32 </text:span><text:span text:style-name="T25">(Pressure mm Hg)</text:span></text:p>
      <text:p text:style-name="P23"/>
      <text:p text:style-name="P24"><text:span text:style-name="T12">Зна</text:span><text:span text:style-name="T13">ч</text:span><text:span text:style-name="T12">ение </text:span><text:span text:style-name="T14">R0 <text:s/></text:span><text:span text:style-name="T15">= <text:s/>температура</text:span><text:span text:style-name="T11"> C</text:span><text:span text:style-name="T46">°</text:span></text:p>
      <text:p text:style-name="P13"><text:span text:style-name="T39">Зна</text:span><text:span text:style-name="T42">ч</text:span><text:span text:style-name="T39">ение </text:span><text:span text:style-name="T44">R1 </text:span><text:span text:style-name="T45">= влажность</text:span> %</text:p>
      <text:p text:style-name="P13"><text:span text:style-name="T39">Зна</text:span><text:span text:style-name="T42">ч</text:span><text:span text:style-name="T39">ение </text:span><text:span text:style-name="T44">R2 </text:span><text:span text:style-name="T45">= <text:s/>давление</text:span> <text:span text:style-name="T45">мм рт.ст.</text:span></text:p>
      <text:p text:style-name="P17"/>
      <text:p text:style-name="P16"><text:span text:style-name="T45">Описание</text:span>: <text:span text:style-name="T45">Метеостанция</text:span><text:span text:style-name="T1"> </text:span><text:span text:style-name="T45">на датчиках </text:span><text:span text:style-name="T1">bme280 </text:span><text:span text:style-name="T45">или</text:span><text:span text:style-name="T29"> DHT22</text:span><text:span text:style-name="T1">.</text:span></text:p>
      <text:h text:style-name="P28" text:outline-level="1"><text:bookmark-start text:name="__RefHeading___Toc161_3032671417"/>ID <text:span text:style-name="T28">3</text:span> <text:span text:style-name="T27">(</text:span><text:span text:style-name="T28">File</text:span><text:span text:style-name="T27">)</text:span><text:bookmark-end text:name="__RefHeading___Toc161_3032671417"/></text:h>
      <text:p text:style-name="P9"><text:span text:style-name="T37">Каналы чтения/записи </text:span>= <text:span text:style-name="T1">1 </text:span>/ <text:span text:style-name="T1">1</text:span></text:p>
      <text:p text:style-name="P11"/>
      <text:p text:style-name="P19"><text:span text:style-name="T39">Тип данных </text:span><text:span text:style-name="T41">R0 = <text:s/></text:span><text:span text:style-name="T34">STRING</text:span></text:p>
      <text:p text:style-name="P19"><text:span text:style-name="T39">Тип данных </text:span><text:span text:style-name="T40"><text:s/></text:span><text:span text:style-name="T41">W0 = <text:s/></text:span><text:span text:style-name="T34">STRING</text:span></text:p>
      <text:p text:style-name="P6"/>
      <text:p text:style-name="P31"><text:span text:style-name="T47">Описание</text:span>: <text:span text:style-name="T49">Текстовый </text:span><text:span text:style-name="T47">файл</text:span>.</text:p>
      <text:h text:style-name="P29" text:outline-level="1"><text:bookmark-start text:name="__RefHeading___Toc1900_16049464791"/><text:soft-page-break/>ID <text:span text:style-name="T53">4</text:span><text:span text:style-name="T1"> </text:span><text:span text:style-name="T52">О</text:span><text:span text:style-name="T50">блачко =)</text:span><text:bookmark-end text:name="__RefHeading___Toc1900_16049464791"/></text:h>
      <text:p text:style-name="P33">Каналы чтения/записи <text:span text:style-name="T41">= </text:span><text:span text:style-name="T55">3</text:span><text:span text:style-name="T29"> </text:span><text:span text:style-name="T41">/ </text:span><text:span text:style-name="T55">6</text:span></text:p>
      <text:p text:style-name="P34"/>
      <text:p text:style-name="P34"/>
      <text:p text:style-name="P34"/>
      <text:p text:style-name="P34"/>
      <text:p text:style-name="P39"><text:span text:style-name="T5">Тип данных </text:span><text:span text:style-name="T3">R0/</text:span><text:span text:style-name="T7">W0</text:span><text:span text:style-name="T3"> = </text:span><text:span text:style-name="T6">BOOL</text:span><text:span text:style-name="T41"> </text:span><text:span text:style-name="T1">(</text:span><text:span text:style-name="T55">Воспроизведение мелодии</text:span><text:span text:style-name="T4">)</text:span></text:p>
      <text:p text:style-name="P40"><text:span text:style-name="T5">Тип данных</text:span><text:span text:style-name="T2"> </text:span><text:span text:style-name="T3">R</text:span><text:span text:style-name="T4">1</text:span><text:span text:style-name="T3">/</text:span><text:span text:style-name="T7">W1</text:span><text:span text:style-name="T3"> = </text:span><text:span text:style-name="T6">BOOL</text:span><text:span text:style-name="T41"> </text:span><text:span text:style-name="T1">(</text:span><text:span text:style-name="T55">Подсветка вкл./выкл.</text:span><text:span text:style-name="T4">)</text:span></text:p>
      <text:p text:style-name="P42"><text:span text:style-name="T20">Тип данных</text:span><text:span text:style-name="T8"> </text:span><text:span text:style-name="T9">R</text:span><text:span text:style-name="T10">2</text:span><text:span text:style-name="T9">/</text:span><text:span text:style-name="T22">W2</text:span><text:span text:style-name="T9"> = </text:span><text:span text:style-name="T21">BOOL</text:span><text:span text:style-name="T24"> </text:span><text:span text:style-name="T25">(</text:span><text:span text:style-name="T26">Авто повтор</text:span><text:span text:style-name="T25">)</text:span></text:p>
      <text:p text:style-name="P42"><text:span text:style-name="T25"/></text:p>
      <text:p text:style-name="P41"><text:span text:style-name="T20">Тип данных</text:span><text:span text:style-name="T8"> </text:span><text:span text:style-name="T23">W3</text:span><text:span text:style-name="T9"> = </text:span><text:span text:style-name="T23">BOOL</text:span><text:span text:style-name="T24"> </text:span><text:span text:style-name="T25">(</text:span><text:span text:style-name="T26">Звуки природы</text:span><text:span text:style-name="T25">)</text:span></text:p>
      <text:p text:style-name="P43"><text:span text:style-name="T20">Тип данных</text:span><text:span text:style-name="T8"> </text:span><text:span text:style-name="T23">W4</text:span><text:span text:style-name="T9"> = </text:span><text:span text:style-name="T23">BOOL</text:span><text:span text:style-name="T24"> </text:span><text:span text:style-name="T25">(</text:span><text:span text:style-name="T26">Музыка</text:span><text:span text:style-name="T25">)</text:span></text:p>
      <text:p text:style-name="P43"><text:span text:style-name="T20">Тип данных</text:span><text:span text:style-name="T8"> </text:span><text:span text:style-name="T23">W5</text:span><text:span text:style-name="T9"> = </text:span><text:span text:style-name="T23">BOOL</text:span><text:span text:style-name="T24"> </text:span><text:span text:style-name="T25">(</text:span><text:span text:style-name="T26">Подсветка</text:span><text:span text:style-name="T25">)</text:span></text:p>
      <text:p text:style-name="P38"/>
      <text:p text:style-name="P44"><text:span text:style-name="T12">Зна</text:span><text:span text:style-name="T13">ч</text:span><text:span text:style-name="T12">ение </text:span><text:span text:style-name="T17">R0/</text:span><text:span text:style-name="T18">W0</text:span><text:span text:style-name="T14"> <text:s/></text:span><text:span text:style-name="T15">= <text:s/></text:span><text:span text:style-name="T16">Вкл./Выкл. </text:span><text:span text:style-name="T19">м</text:span><text:span text:style-name="T16">елодию.</text:span></text:p>
      <text:p text:style-name="P36"><text:span text:style-name="T39">Зна</text:span><text:span text:style-name="T42">ч</text:span><text:span text:style-name="T39">ение </text:span><text:span text:style-name="T41">R</text:span>1<text:span text:style-name="T41">/</text:span><text:span text:style-name="T54">W1</text:span><text:span text:style-name="T44"> </text:span><text:span text:style-name="T45">= </text:span><text:span text:style-name="T51">Вкл./Выкл. </text:span><text:span text:style-name="T56">п</text:span><text:span text:style-name="T51">дсветку. </text:span></text:p>
      <text:p text:style-name="P36"><text:span text:style-name="T39">Зна</text:span><text:span text:style-name="T42">ч</text:span><text:span text:style-name="T39">ение </text:span><text:span text:style-name="T41">R</text:span>2<text:span text:style-name="T41">/</text:span><text:span text:style-name="T54">W2</text:span><text:span text:style-name="T44"> </text:span><text:span text:style-name="T45">= <text:s/></text:span><text:span text:style-name="T51">Вкл./Выкл. </text:span><text:span text:style-name="T56">а</text:span><text:span text:style-name="T51">втоповтор.</text:span></text:p>
      <text:p text:style-name="P36"/>
      <text:p text:style-name="P35"><text:span text:style-name="T39">Зна</text:span><text:span text:style-name="T42">ч</text:span><text:span text:style-name="T39">ение </text:span><text:span text:style-name="T55">W</text:span><text:span text:style-name="T51">3</text:span><text:span text:style-name="T44"> </text:span><text:span text:style-name="T45">= <text:s/></text:span><text:span text:style-name="T55">Выбрать воспроизведение звуков природы/ переключить на следующий звук.</text:span></text:p>
      <text:p text:style-name="P36"><text:span text:style-name="T39">Зна</text:span><text:span text:style-name="T42">ч</text:span><text:span text:style-name="T39">ение </text:span><text:span text:style-name="T55">W4</text:span><text:span text:style-name="T44"> </text:span><text:span text:style-name="T45">= <text:s/></text:span><text:span text:style-name="T55">Выбрать воспроизведение музыки/ переключить на следующую композицию.</text:span></text:p>
      <text:p text:style-name="P36"><text:span text:style-name="T39">Зна</text:span><text:span text:style-name="T42">ч</text:span><text:span text:style-name="T39">ение </text:span><text:span text:style-name="T55">W5</text:span><text:span text:style-name="T44"> </text:span><text:span text:style-name="T45">= <text:s/></text:span><text:span text:style-name="T55">Переключить подсветку на следующий режим.</text:span></text:p>
      <text:p text:style-name="P37"/>
      <text:p text:style-name="P32"><text:span text:style-name="T45">Описание</text:span>: <text:span text:style-name="T51">Детский музыкальный ночник — Облачк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9-29T16:32:29.050809221</dc:date>
    <meta:editing-duration>PT46M51S</meta:editing-duration>
    <meta:editing-cycles>33</meta:editing-cycles>
    <meta:document-statistic meta:table-count="0" meta:image-count="0" meta:object-count="0" meta:page-count="3" meta:paragraph-count="53" meta:word-count="266" meta:character-count="1545" meta:non-whitespace-character-count="1274"/>
  </office:meta>
</office:document-meta>
</file>